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5-11-24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5-09-26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5-08-27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5-07-24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5-06-30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5-05-29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5-04-24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5-03-27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5-03-06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5-01-30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4-12-19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4-12-05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4-10-24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4-09-26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4-08-29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4-08-01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4-07-01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4-05-30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4-04-25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4-03-28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4-02-27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4-01-30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3-12-21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3-11-29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3-10-25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3-09-2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3-08-29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3-07-31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3-06-27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3-05-19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3-04-2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3-03-29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3-02-28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3-01-30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3-01-06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2-10-27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2-09-20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2-08-29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2-07-26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2-06-28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2-05-24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2-04-22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2-03-29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2-02-28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2-01-24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1-12-2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1-11-23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1-10-25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1-09-29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1-08-31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1-07-26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1-06-29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1-06-01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1-04-29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1-04-02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1-03-03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518" calcext:value-type="float">
            <text:p>18.58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2804" calcext:value-type="float">
            <text:p>17.86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506" calcext:value-type="float">
            <text:p>17.62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3404" calcext:value-type="float">
            <text:p>18.85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9844" calcext:value-type="float">
            <text:p>17.03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9964" calcext:value-type="float">
            <text:p>17.99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7988" calcext:value-type="float">
            <text:p>20.47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1068" calcext:value-type="float">
            <text:p>18.45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2524" calcext:value-type="float">
            <text:p>19.43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9596" calcext:value-type="float">
            <text:p>20.38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4988" calcext:value-type="float">
            <text:p>19.33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1236" calcext:value-type="float">
            <text:p>18.27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84851764706" calcext:value-type="float">
            <text:p>18.718485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9093333333" calcext:value-type="float">
            <text:p>19.00190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4456774194" calcext:value-type="float">
            <text:p>18.83044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9568" calcext:value-type="float">
            <text:p>19.05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0616774194" calcext:value-type="float">
            <text:p>19.56806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6734" calcext:value-type="float">
            <text:p>20.096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5658064516" calcext:value-type="float">
            <text:p>20.0865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9625806452" calcext:value-type="float">
            <text:p>20.0779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1824" calcext:value-type="float">
            <text:p>19.29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94303225807" calcext:value-type="float">
            <text:p>19.0394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9156" calcext:value-type="float">
            <text:p>19.339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42278709677" calcext:value-type="float">
            <text:p>19.05422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06188571429" calcext:value-type="float">
            <text:p>19.32061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81296" calcext:value-type="float">
            <text:p>18.970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55858064516" calcext:value-type="float">
            <text:p>19.865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84936" calcext:value-type="float">
            <text:p>20.40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55961290323" calcext:value-type="float">
            <text:p>20.6855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1432" calcext:value-type="float">
            <text:p>20.72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21024516129" calcext:value-type="float">
            <text:p>20.9021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0147096774" calcext:value-type="float">
            <text:p>20.40901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0623529412" calcext:value-type="float">
            <text:p>19.88506235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09105806452" calcext:value-type="float">
            <text:p>19.28091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87952" calcext:value-type="float">
            <text:p>19.46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43214193548" calcext:value-type="float">
            <text:p>20.29432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11751724138" calcext:value-type="float">
            <text:p>20.70117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85687741936" calcext:value-type="float">
            <text:p>20.79856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8859354839" calcext:value-type="float">
            <text:p>21.03788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63624" calcext:value-type="float">
            <text:p>21.74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14086451613" calcext:value-type="float">
            <text:p>22.65140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7892" calcext:value-type="float">
            <text:p>22.75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5908387097" calcext:value-type="float">
            <text:p>22.64659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8686451613" calcext:value-type="float">
            <text:p>21.75986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29212" calcext:value-type="float">
            <text:p>21.492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58678709677" calcext:value-type="float">
            <text:p>20.74586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4456" calcext:value-type="float">
            <text:p>20.27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1153548387" calcext:value-type="float">
            <text:p>20.40311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40145714286" calcext:value-type="float">
            <text:p>20.36401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3876" calcext:value-type="float">
            <text:p>20.34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5761290323" calcext:value-type="float">
            <text:p>20.9065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15952" calcext:value-type="float">
            <text:p>21.55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05363870968" calcext:value-type="float">
            <text:p>21.94053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3768" calcext:value-type="float">
            <text:p>22.2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0350909091" calcext:value-type="float">
            <text:p>22.448035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09" calcext:value-type="float">
            <text:p>21.802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79992" calcext:value-type="float">
            <text:p>21.22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6161290323" calcext:value-type="float">
            <text:p>20.4646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93" calcext:value-type="float">
            <text:p>20.394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6404" calcext:value-type="float">
            <text:p>19.99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4332" calcext:value-type="float">
            <text:p>20.94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1276" calcext:value-type="float">
            <text:p>18.59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1676" calcext:value-type="float">
            <text:p>21.79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7884" calcext:value-type="float">
            <text:p>20.40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6804" calcext:value-type="float">
            <text:p>19.38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8228" calcext:value-type="float">
            <text:p>18.58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6644" calcext:value-type="float">
            <text:p>18.10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21" calcext:value-type="float">
            <text:p>16.80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95" calcext:value-type="float">
            <text:p>18.8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8108" calcext:value-type="float">
            <text:p>17.62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5892" calcext:value-type="float">
            <text:p>18.18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2324" calcext:value-type="float">
            <text:p>17.83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7628" calcext:value-type="float">
            <text:p>17.59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6796" calcext:value-type="float">
            <text:p>17.03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5372" calcext:value-type="float">
            <text:p>17.83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8171034483" calcext:value-type="float">
            <text:p>17.888817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8011612903" calcext:value-type="float">
            <text:p>17.44680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73367741936" calcext:value-type="float">
            <text:p>17.0373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10056" calcext:value-type="float">
            <text:p>16.63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02418064516" calcext:value-type="float">
            <text:p>15.97024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56352" calcext:value-type="float">
            <text:p>15.77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01375483871" calcext:value-type="float">
            <text:p>16.0701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71762857143" calcext:value-type="float">
            <text:p>16.48717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2763870968" calcext:value-type="float">
            <text:p>16.81227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659483871" calcext:value-type="float">
            <text:p>16.66965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828" calcext:value-type="float">
            <text:p>17.020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1837419355" calcext:value-type="float">
            <text:p>17.26318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2532" calcext:value-type="float">
            <text:p>17.291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03412903226" calcext:value-type="float">
            <text:p>17.1103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06654193548" calcext:value-type="float">
            <text:p>16.95066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82172" calcext:value-type="float">
            <text:p>16.368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1357419355" calcext:value-type="float">
            <text:p>16.11713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10672" calcext:value-type="float">
            <text:p>16.31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0431483871" calcext:value-type="float">
            <text:p>16.75043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75181428571" calcext:value-type="float">
            <text:p>16.827518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14317419355" calcext:value-type="float">
            <text:p>16.96143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68243870968" calcext:value-type="float">
            <text:p>17.38682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07996" calcext:value-type="float">
            <text:p>18.030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63606451613" calcext:value-type="float">
            <text:p>18.0763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8512" calcext:value-type="float">
            <text:p>18.13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67050322581" calcext:value-type="float">
            <text:p>17.9067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27113548387" calcext:value-type="float">
            <text:p>17.93271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34908" calcext:value-type="float">
            <text:p>17.363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1976774194" calcext:value-type="float">
            <text:p>17.22719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82748" calcext:value-type="float">
            <text:p>16.778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85517419355" calcext:value-type="float">
            <text:p>16.77855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63995862069" calcext:value-type="float">
            <text:p>16.46639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8185806452" calcext:value-type="float">
            <text:p>17.40181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90016" calcext:value-type="float">
            <text:p>17.86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6379354839" calcext:value-type="float">
            <text:p>17.91063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476" calcext:value-type="float">
            <text:p>17.77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35562580645" calcext:value-type="float">
            <text:p>17.61355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6059354839" calcext:value-type="float">
            <text:p>16.89260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18072" calcext:value-type="float">
            <text:p>15.8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9397419355" calcext:value-type="float">
            <text:p>15.31093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4488" calcext:value-type="float">
            <text:p>15.24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65722580645" calcext:value-type="float">
            <text:p>15.8365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95064285714" calcext:value-type="float">
            <text:p>16.189506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28290322581" calcext:value-type="float">
            <text:p>16.6128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26283870968" calcext:value-type="float">
            <text:p>17.3426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86644" calcext:value-type="float">
            <text:p>17.558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28467096774" calcext:value-type="float">
            <text:p>18.30284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9288" calcext:value-type="float">
            <text:p>18.70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98797419355" calcext:value-type="float">
            <text:p>18.25987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36372903226" calcext:value-type="float">
            <text:p>17.57363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2544" calcext:value-type="float">
            <text:p>16.43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7258064516" calcext:value-type="float">
            <text:p>16.4137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15212" calcext:value-type="float">
            <text:p>16.64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15411428571" calcext:value-type="float">
            <text:p>17.01154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89778064516" calcext:value-type="float">
            <text:p>18.04897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00539354839" calcext:value-type="float">
            <text:p>17.81005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58" calcext:value-type="float">
            <text:p>17.7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7764" calcext:value-type="float">
            <text:p>17.946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4338" calcext:value-type="float">
            <text:p>17.944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75094193548" calcext:value-type="float">
            <text:p>17.60750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40748387097" calcext:value-type="float">
            <text:p>16.9940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9882" calcext:value-type="float">
            <text:p>17.08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3576774194" calcext:value-type="float">
            <text:p>16.98335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4032" calcext:value-type="float">
            <text:p>16.8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57203870968" calcext:value-type="float">
            <text:p>16.93572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15468571429" calcext:value-type="float">
            <text:p>17.60154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59473548387" calcext:value-type="float">
            <text:p>17.91594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3451612903" calcext:value-type="float">
            <text:p>18.3703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05264" calcext:value-type="float">
            <text:p>18.74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65614193548" calcext:value-type="float">
            <text:p>19.16656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3568" calcext:value-type="float">
            <text:p>19.33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44358709677" calcext:value-type="float">
            <text:p>19.19443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48323870968" calcext:value-type="float">
            <text:p>18.97483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51904" calcext:value-type="float">
            <text:p>18.46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89296774194" calcext:value-type="float">
            <text:p>17.3689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1116" calcext:value-type="float">
            <text:p>16.971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07780645161" calcext:value-type="float">
            <text:p>17.0407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86926896552" calcext:value-type="float">
            <text:p>17.208692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96147096774" calcext:value-type="float">
            <text:p>17.58961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20722580645" calcext:value-type="float">
            <text:p>17.9320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7684" calcext:value-type="float">
            <text:p>18.263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93184516129" calcext:value-type="float">
            <text:p>18.4393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40192" calcext:value-type="float">
            <text:p>18.59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39769032258" calcext:value-type="float">
            <text:p>18.64397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32256" calcext:value-type="float">
            <text:p>17.88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23804" calcext:value-type="float">
            <text:p>17.572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64545806452" calcext:value-type="float">
            <text:p>17.15645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2672" calcext:value-type="float">
            <text:p>16.8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1563870968" calcext:value-type="float">
            <text:p>16.99515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65191428571" calcext:value-type="float">
            <text:p>17.21651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09803870968" calcext:value-type="float">
            <text:p>17.11098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0557419355" calcext:value-type="float">
            <text:p>17.38205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734" calcext:value-type="float">
            <text:p>17.556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1944516129" calcext:value-type="float">
            <text:p>18.261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8768" calcext:value-type="float">
            <text:p>18.41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6298064516" calcext:value-type="float">
            <text:p>18.31262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50829677419" calcext:value-type="float">
            <text:p>17.73508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66664" calcext:value-type="float">
            <text:p>17.06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75625806452" calcext:value-type="float">
            <text:p>16.8775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37108" calcext:value-type="float">
            <text:p>16.583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0980645161" calcext:value-type="float">
            <text:p>16.5530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84877142857" calcext:value-type="float">
            <text:p>16.63848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82367741936" calcext:value-type="float">
            <text:p>16.6182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07701935484" calcext:value-type="float">
            <text:p>16.51077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25268" calcext:value-type="float">
            <text:p>16.76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06449032258" calcext:value-type="float">
            <text:p>17.13064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06024" calcext:value-type="float">
            <text:p>17.57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88021935484" calcext:value-type="float">
            <text:p>17.52880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02950967742" calcext:value-type="float">
            <text:p>17.06029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56264" calcext:value-type="float">
            <text:p>16.36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01901935484" calcext:value-type="float">
            <text:p>15.68019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37536" calcext:value-type="float">
            <text:p>15.50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16707096774" calcext:value-type="float">
            <text:p>15.75167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60727142857" calcext:value-type="float">
            <text:p>16.366072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21936774194" calcext:value-type="float">
            <text:p>16.05219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52414193548" calcext:value-type="float">
            <text:p>16.22524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64696" calcext:value-type="float">
            <text:p>16.40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4123870968" calcext:value-type="float">
            <text:p>16.75741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2232" calcext:value-type="float">
            <text:p>16.79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58189677419" calcext:value-type="float">
            <text:p>16.76581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59548387097" calcext:value-type="float">
            <text:p>16.795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00116" calcext:value-type="float">
            <text:p>15.790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35134193548" calcext:value-type="float">
            <text:p>15.35351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3192" calcext:value-type="float">
            <text:p>15.66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89633548387" calcext:value-type="float">
            <text:p>16.13896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3897931034" calcext:value-type="float">
            <text:p>16.611389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89363870968" calcext:value-type="float">
            <text:p>16.75893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2206896552" calcext:value-type="float">
            <text:p>16.48022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7888" calcext:value-type="float">
            <text:p>17.1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6824516129" calcext:value-type="float">
            <text:p>17.5416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20448" calcext:value-type="float">
            <text:p>17.73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0741935484" calcext:value-type="float">
            <text:p>17.0380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69393548387" calcext:value-type="float">
            <text:p>15.9469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85545806452" calcext:value-type="float">
            <text:p>14.90855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51328" calcext:value-type="float">
            <text:p>15.5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71535483871" calcext:value-type="float">
            <text:p>15.817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06985714286" calcext:value-type="float">
            <text:p>15.93069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57421935484" calcext:value-type="float">
            <text:p>15.90574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8303483871" calcext:value-type="float">
            <text:p>16.48830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64936" calcext:value-type="float">
            <text:p>17.10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9726451613" calcext:value-type="float">
            <text:p>17.25797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4192" calcext:value-type="float">
            <text:p>17.34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04277419355" calcext:value-type="float">
            <text:p>17.3104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716516129" calcext:value-type="float">
            <text:p>16.81871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14504" calcext:value-type="float">
            <text:p>16.48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8776774194" calcext:value-type="float">
            <text:p>16.57187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1204" calcext:value-type="float">
            <text:p>16.49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32283636364" calcext:value-type="float">
            <text:p>16.963228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33477142857" calcext:value-type="float">
            <text:p>17.42334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19801290323" calcext:value-type="float">
            <text:p>17.66198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98432258064" calcext:value-type="float">
            <text:p>17.54984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16664" calcext:value-type="float">
            <text:p>17.70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2340645161" calcext:value-type="float">
            <text:p>18.02223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4624" calcext:value-type="float">
            <text:p>17.97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2593548387" calcext:value-type="float">
            <text:p>18.1262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8255483871" calcext:value-type="float">
            <text:p>17.628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3328" calcext:value-type="float">
            <text:p>16.86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8616774194" calcext:value-type="float">
            <text:p>16.82486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1186" calcext:value-type="float">
            <text:p>16.601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6856774194" calcext:value-type="float">
            <text:p>16.55968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4193" calcext:value-type="float">
            <text:p>16.78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5856516129" calcext:value-type="float">
            <text:p>16.79585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851612903" calcext:value-type="float">
            <text:p>17.0139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41388" calcext:value-type="float">
            <text:p>17.214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36896" calcext:value-type="float">
            <text:p>18.29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57912258065" calcext:value-type="float">
            <text:p>17.89579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148516129" calcext:value-type="float">
            <text:p>17.2271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594" calcext:value-type="float">
            <text:p>16.309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60344516129" calcext:value-type="float">
            <text:p>15.7860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832" calcext:value-type="float">
            <text:p>15.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89890322581" calcext:value-type="float">
            <text:p>16.3689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66190344828" calcext:value-type="float">
            <text:p>16.356619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96313548387" calcext:value-type="float">
            <text:p>16.14963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76670967742" calcext:value-type="float">
            <text:p>16.6076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30624" calcext:value-type="float">
            <text:p>16.9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6092903226" calcext:value-type="float">
            <text:p>16.96860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768" calcext:value-type="float">
            <text:p>16.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90836129032" calcext:value-type="float">
            <text:p>16.92908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81122580645" calcext:value-type="float">
            <text:p>16.7281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8256" calcext:value-type="float">
            <text:p>16.0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0753548387" calcext:value-type="float">
            <text:p>15.5110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38676" calcext:value-type="float">
            <text:p>15.653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0952516129" calcext:value-type="float">
            <text:p>16.42095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30057142857" calcext:value-type="float">
            <text:p>16.9730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98178064516" calcext:value-type="float">
            <text:p>17.14981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34436129032" calcext:value-type="float">
            <text:p>17.52344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7336" calcext:value-type="float">
            <text:p>18.01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52531612903" calcext:value-type="float">
            <text:p>18.01525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21389677419" calcext:value-type="float">
            <text:p>17.80213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1129032258" calcext:value-type="float">
            <text:p>17.4461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85526666667" calcext:value-type="float">
            <text:p>16.69855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5944516129" calcext:value-type="float">
            <text:p>16.4565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95904" calcext:value-type="float">
            <text:p>16.83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25011612903" calcext:value-type="float">
            <text:p>17.33250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28134285714" calcext:value-type="float">
            <text:p>17.50281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44557419355" calcext:value-type="float">
            <text:p>17.53445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22" calcext:value-type="float">
            <text:p>17.63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178" calcext:value-type="float">
            <text:p>18.05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6696774194" calcext:value-type="float">
            <text:p>18.3366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85324" calcext:value-type="float">
            <text:p>18.788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8171612903" calcext:value-type="float">
            <text:p>18.71781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4504516129" calcext:value-type="float">
            <text:p>18.3524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1968" calcext:value-type="float">
            <text:p>18.05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3909677419" calcext:value-type="float">
            <text:p>17.1513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1424" calcext:value-type="float">
            <text:p>16.9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30916129032" calcext:value-type="float">
            <text:p>16.993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19771428571" calcext:value-type="float">
            <text:p>17.4519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08965517241" calcext:value-type="float">
            <text:p>17.42089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41264516129" calcext:value-type="float">
            <text:p>17.2841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4484" calcext:value-type="float">
            <text:p>17.3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88283870968" calcext:value-type="float">
            <text:p>17.4188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7735483871" calcext:value-type="float">
            <text:p>17.277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8084210526" calcext:value-type="float">
            <text:p>16.6148084210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002090054400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50" meta:object-count="0"/>
    <meta:user-defined meta:name="AppVersion">3.0</meta:user-defined>
  </office:meta>
</office:document-meta>
</file>